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nonymous Pro" svg:font-family="'Anonymous Pro'" style:font-pitch="fixed"/>
    <style:font-face style:name="Anonymous Pro1" svg:font-family="'Anonymous Pro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nonymous Pro" fo:font-style="normal" style:text-underline-style="none" style:font-style-asian="normal" style:font-style-complex="normal"/>
    </style:style>
    <style:style style:name="P2" style:family="paragraph" style:parent-style-name="Standard">
      <style:paragraph-properties fo:margin-left="0.4925in" fo:margin-right="0in" fo:text-indent="0in" style:auto-text-indent="false"/>
    </style:style>
    <style:style style:name="P3" style:family="paragraph" style:parent-style-name="Standard">
      <style:text-properties style:font-name="Anonymous Pro" fo:font-style="normal" style:text-underline-style="none" style:font-style-asian="normal" style:font-style-complex="normal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Anonymous Pro"/>
    </style:style>
    <style:style style:name="P6" style:family="paragraph">
      <style:paragraph-properties fo:text-align="center"/>
      <style:text-properties style:font-name="Anonymous Pro" fo:font-size="12pt"/>
    </style:style>
    <style:style style:name="P7" style:family="paragraph">
      <style:text-properties fo:font-size="12pt"/>
    </style:style>
    <style:style style:name="P8" style:family="paragraph">
      <style:paragraph-properties fo:text-align="center"/>
      <style:text-properties fo:font-size="12pt"/>
    </style:style>
    <style:style style:name="T1" style:family="text">
      <style:text-properties style:font-name="Anonymous Pro" fo:font-style="normal" style:text-underline-style="none" style:font-style-asian="normal" style:font-style-complex="normal"/>
    </style:style>
    <style:style style:name="T2" style:family="text">
      <style:text-properties style:font-name="Anonymous Pro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style:font-name="Anonymous Pro"/>
    </style:style>
    <style:style style:name="T4" style:family="text">
      <style:text-properties style:font-name="Anonymous Pro" fo:font-size="12pt"/>
    </style:style>
    <style:style style:name="gr1" style:family="graphic">
      <style:graphic-properties draw:stroke="none" draw:fill="none" draw:textarea-horizontal-align="justify" draw:textarea-vertical-align="middle" draw:auto-grow-height="false" fo:min-height="0.2953in" fo:min-width="0.3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1972in" fo:min-width="1.1047in" style:run-through="foreground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4689in" fo:min-width="1.2335in" style:run-through="foreground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478in" fo:min-width="1.989in" style:run-through="foreground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6252in" fo:min-width="2.0583in" style:run-through="foreground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4173in" fo:min-width="1.6846in" style:run-through="foreground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3654in" fo:min-width="1.0252in" style:run-through="foreground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4862in" fo:min-width="2.0839in" style:run-through="foreground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322in" fo:min-width="2.1972in" style:run-through="foreground" style:vertical-pos="from-top" style:vertical-rel="paragraph" style:horizontal-pos="from-left" style:horizontal-rel="paragraph"/>
    </style:style>
    <style:style style:name="gr10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0.2654in" fo:min-width="0.0264in" style:run-through="foreground" style:vertical-pos="from-top" style:vertical-rel="paragraph" style:horizontal-pos="from-left" style:horizontal-rel="paragraph"/>
    </style:style>
    <style:style style:name="gr11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0.2646in" fo:min-width="0.0264in" style:run-through="foreground" style:vertical-pos="from-top" style:vertical-rel="paragraph" style:horizontal-pos="from-left" style:horizontal-rel="paragraph"/>
    </style:style>
    <style:style style:name="gr12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0.2681in" fo:min-width="0.0291in" style:run-through="foreground" style:vertical-pos="from-top" style:vertical-rel="paragraph" style:horizontal-pos="from-left" style:horizontal-rel="paragraph"/>
    </style:style>
    <style:style style:name="gr13" style:family="graphic">
      <style:graphic-properties draw:stroke="none" draw:fill="none" draw:textarea-horizontal-align="justify" draw:textarea-vertical-align="middle" draw:auto-grow-height="false" fo:min-height="0.2957in" fo:min-width="0.3736in" style:run-through="foreground" style:vertical-pos="from-top" style:vertical-rel="paragraph" style:horizontal-pos="from-left" style:horizontal-rel="paragraph"/>
    </style:style>
    <style:style style:name="gr14" style:family="graphic">
      <style:graphic-properties draw:stroke="none" draw:fill="solid" draw:fill-color="#000000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15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1.1575in" fo:min-width="0.02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draw:fill="solid" draw:fill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Data Receiver</text:span><text:span text:style-name="T1"> (codename GREEN)</text:span></text:p>
      <text:p text:style-name="P1"/>
      <text:p text:style-name="P1"><draw:custom-shape text:anchor-type="paragraph" draw:z-index="1" draw:style-name="gr2" draw:text-style-name="P6" svg:width="1.2248in" svg:height="0.2795in" svg:x="2.061in" svg:y="0.0701in"><text:p text:style-name="P6">START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1"><draw:custom-shape text:anchor-type="paragraph" draw:z-index="10" draw:style-name="gr10" draw:text-style-name="P7" svg:width="0.0531in" svg:height="0.3031in" svg:x="2.6425in" svg:y="0.1547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><draw:custom-shape text:anchor-type="paragraph" draw:z-index="2" draw:style-name="gr3" draw:text-style-name="P6" svg:width="2.0358in" svg:height="0.4689in" svg:x="1.6437in" svg:y="0.0681in"><text:p text:style-name="P4"><text:span text:style-name="T4">Listen for </text:span></text:p><text:p text:style-name="P4"><text:span text:style-name="T4">incoming datagrams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><draw:custom-shape text:anchor-type="paragraph" draw:z-index="20" draw:style-name="gr15" svg:width="0.0724in" svg:height="0.4768in" draw:transform="rotate (1.55596102815294) translate (1.16666666666667in 0.146527777777778in)"><text:p/><draw:enhanced-geometry svg:viewBox="0 0 21600 21600" draw:text-areas="?f0 0 ?f2 ?f5" draw:type="down-arrow" draw:modifiers="18477.1084337349 5590.58823529412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19" draw:style-name="gr14" draw:text-style-name="P8" svg:width="0.0394in" svg:height="3.9331in" svg:x="1.1283in" svg:y="0.0917in"><text:p/></draw:rect></text:p>
      <text:p text:style-name="P1"><draw:custom-shape text:anchor-type="paragraph" draw:z-index="11" draw:style-name="gr11" draw:text-style-name="P7" svg:width="0.0531in" svg:height="0.3024in" svg:x="2.6598in" svg:y="0.14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><draw:custom-shape text:anchor-type="paragraph" draw:z-index="3" draw:style-name="gr4" draw:text-style-name="P6" svg:width="1.9894in" svg:height="0.478in" svg:x="1.6783in" svg:y="0.0543in"><text:p text:style-name="P4"><text:span text:style-name="T4">Decode header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/>
      <text:p text:style-name="P1"><draw:custom-shape text:anchor-type="paragraph" draw:z-index="12" draw:style-name="gr10" draw:text-style-name="P7" svg:width="0.0524in" svg:height="0.3031in" svg:x="2.6508in" svg:y="0.142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><draw:custom-shape text:anchor-type="paragraph" draw:z-index="6" draw:style-name="gr7" draw:text-style-name="P6" svg:width="2.0504in" svg:height="0.7295in" svg:x="1.6535in" svg:y="0.0717in"><text:p text:style-name="P4"><text:span text:style-name="T4">CODE == ETX ?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18" draw:style-name="gr13" draw:text-style-name="P6" svg:width="0.374in" svg:height="0.2961in" svg:x="3.6339in" svg:y="0.1236in"><text:p text:style-name="P4"><text:span text:style-name="T4">YES</text:span></text:p><draw:enhanced-geometry svg:viewBox="0 0 21600 21600" draw:type="rectangle" draw:enhanced-path="M 0 0 L 21600 0 21600 21600 0 21600 0 0 Z N"/></draw:custom-shape></text:p>
      <text:p text:style-name="P1"/>
      <text:p text:style-name="P1"><draw:rect text:anchor-type="paragraph" draw:z-index="22" draw:style-name="gr16" draw:text-style-name="P4" svg:width="0.037in" svg:height="1.5925in" draw:transform="skewX (-0.00122173047639603) rotate (1.5707963267949) translate (3.70347222222222in 0.0694444444444444in)"><text:p/></draw:rect><draw:custom-shape text:anchor-type="paragraph" draw:z-index="17" draw:style-name="gr11" draw:text-style-name="P7" svg:width="0.0531in" svg:height="0.7331in" svg:x="5.2472in" svg:y="0.069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0" draw:style-name="gr1" draw:text-style-name="P5" svg:width="0.3732in" svg:height="0.2953in" svg:x="2.7043in" svg:y="0.1654in"><text:p text:style-name="P4"><text:span text:style-name="T3">NO</text:span></text:p><draw:enhanced-geometry svg:viewBox="0 0 21600 21600" draw:type="rectangle" draw:enhanced-path="M 0 0 L 21600 0 21600 21600 0 21600 0 0 Z N"/></draw:custom-shape></text:p>
      <text:p text:style-name="P1"><draw:custom-shape text:anchor-type="paragraph" draw:z-index="15" draw:style-name="gr10" draw:text-style-name="P7" svg:width="0.0531in" svg:height="0.3031in" svg:x="2.6516in" svg:y="0.022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4" draw:style-name="gr5" draw:text-style-name="P6" svg:width="2.0587in" svg:height="0.385in" svg:x="1.6598in" svg:y="0.1465in"><text:p text:style-name="P4"><text:span text:style-name="T4">Save &lt;SN, payload&gt;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><draw:custom-shape text:anchor-type="paragraph" draw:z-index="23" draw:style-name="gr6" draw:text-style-name="P6" svg:width="1.685in" svg:height="0.3248in" svg:x="4.4429in" svg:y="0.0244in"><text:p text:style-name="P4"><text:span text:style-name="T4">Send ACK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><draw:custom-shape text:anchor-type="paragraph" draw:z-index="14" draw:style-name="gr10" draw:text-style-name="P7" svg:width="0.0524in" svg:height="0.3031in" svg:x="2.6516in" svg:y="0.1425in"><text:p/><draw:enhanced-geometry svg:viewBox="0 0 21600 21600" draw:mirror-horizont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4" draw:style-name="gr11" draw:text-style-name="P7" svg:width="0.0531in" svg:height="0.3024in" svg:x="5.2437in" svg:y="0.14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><draw:custom-shape text:anchor-type="paragraph" draw:z-index="7" draw:style-name="gr8" draw:text-style-name="P6" svg:width="1.6004in" svg:height="0.3795in" svg:x="1.8409in" svg:y="0.0398in"><text:p text:style-name="P4"><text:span text:style-name="T4">Create ACK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" draw:style-name="gr9" draw:text-style-name="P6" svg:width="2.1976in" svg:height="0.3224in" svg:x="4.1902in" svg:y="0.061in"><text:p text:style-name="P4"><text:span text:style-name="T4">Reassemble file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><draw:custom-shape text:anchor-type="paragraph" draw:z-index="16" draw:style-name="gr10" draw:text-style-name="P7" svg:width="0.0531in" svg:height="0.3031in" svg:x="5.239in" svg:y="0.18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13" draw:style-name="gr12" draw:text-style-name="P7" svg:width="0.0571in" svg:height="0.3067in" svg:x="2.6445in" svg:y="0.029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5" draw:style-name="gr6" draw:text-style-name="P6" svg:width="1.685in" svg:height="0.3248in" svg:x="1.8472in" svg:y="0.1402in"><text:p text:style-name="P4"><text:span text:style-name="T4">Send ACK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" draw:style-name="gr2" draw:text-style-name="P6" svg:width="1.2248in" svg:height="0.2795in" svg:x="4.6756in" svg:y="0.0945in"><text:p text:style-name="P4"><text:span text:style-name="T4">END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1"><draw:rect text:anchor-type="paragraph" draw:z-index="21" draw:style-name="gr16" draw:text-style-name="P4" svg:width="0.037in" svg:height="0.6803in" draw:transform="skewX (-0.00314159265358979) rotate (1.5707963267949) translate (1.16736111111111in 0.135416666666667in)"><text:p/></draw:rect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FreeSans1" svg:font-family="FreeSans" style:font-family-generic="swiss"/>
    <style:font-face style:name="Anonymous Pro" svg:font-family="'Anonymous Pro'" style:font-pitch="fixed"/>
    <style:font-face style:name="Anonymous Pro1" svg:font-family="'Anonymous Pro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346in" fo:margin-bottom="0.7839in" fo:margin-left="0.3945in" fo:margin-right="0.783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9:42:59.797956066</meta:creation-date>
    <meta:generator>LibreOffice/3.4$Unix LibreOffice_project/340m1$Build-602</meta:generator>
    <dc:date>2014-12-16T11:15:12</dc:date>
    <meta:editing-duration>PT41M9S</meta:editing-duration>
    <meta:editing-cycles>7</meta:editing-cycles>
    <dc:creator>Scaramuzza 1105663/IL</dc:creator>
    <meta:document-statistic meta:table-count="0" meta:image-count="0" meta:object-count="0" meta:page-count="1" meta:paragraph-count="1" meta:word-count="4" meta:character-count="30" meta:non-whitespace-character-count="27"/>
  </office:meta>
</office:document-meta>
</file>